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e lien entre design pattern et MVC </text:p>
      <text:p text:style-name="Standard"/>
      <text:p text:style-name="Text_20_body">Le Framework MVC (Modèle-Vue-Contrôleur) est une architecture de conception logicielle qui divise une application en trois composants principaux :</text:p>
      <text:list text:style-name="L1">
        <text:list-item>
          <text:p text:style-name="P2">Le modèle : représente les données et la logique métier de l'application.</text:p>
        </text:list-item>
        <text:list-item>
          <text:p text:style-name="P2">La vue : représente l'interface utilisateur (UI) de l'application.</text:p>
        </text:list-item>
        <text:list-item>
          <text:p text:style-name="P1">Le contrôleur : agit comme une couche intermédiaire entre le modèle et la vue, gérant les entrées de l'utilisateur et coordonnant les interactions entre la vue et le modèle.</text:p>
        </text:list-item>
      </text:list>
      <text:p text:style-name="Text_20_body">L'architecture MVC permet une séparation claire des responsabilités entre les différents composants, ce qui facilite la maintenance, l'évolutivité et la réutilisabilité du code. Elle est couramment utilisée dans le développement de logiciels web et d'applications d'entreprise. De nombreux frameworks de développement web populaires, tels que Ruby on Rails, Django et Laravel, sont basés sur l'architecture MVC.</text:p>
      <text:p text:style-name="Standard"/>
      <text:p text:style-name="Text_20_body">Un design pattern, ou patron de conception en français, est une solution générale réutilisable pour résoudre des problèmes courants en conception de logiciels. Il s'agit essentiellement d'un modèle de conception qui a été prouvé efficace dans la pratique et qui peut être utilisé pour résoudre des problèmes similaires dans d'autres contextes.</text:p>
      <text:p text:style-name="Text_20_body">Les design patterns sont des abstractions de haut niveau qui se concentrent sur la résolution de problèmes plutôt que sur l'implémentation détaillée. Ils peuvent être utilisés pour répondre à différents types de problèmes, tels que la gestion des relations entre les objets, la gestion des états, la gestion de la communication entre les composants du système, la gestion de la sécurité, etc.</text:p>
      <text:p text:style-name="Text_20_body">Il existe plusieurs catégories de design patterns, tels que les patterns de création, les patterns de structure, les patterns de comportement, etc. Les design patterns les plus couramment utilisés sont répertoriés dans le livre "Design Patterns: Elements of Reusable Object-Oriented Software" écrit par Erich Gamma, Richard Helm, Ralph Johnson et John Vlissides (collectivement connus sous le nom de "Gang of Four" ou GoF) en 1994.</text:p>
      <text:p text:style-name="Standard"/>
      <text:p text:style-name="Text_20_body">Le lien entre les design patterns et le Framework MVC est étroit, car le pattern MVC est lui-même un design pattern. En effet, l'architecture MVC suit un modèle de conception qui permet de séparer les préoccupations concernant les données, la présentation et le contrôle de l'application.</text:p>
      <text:p text:style-name="Text_20_body">Plus précisément, le pattern MVC est composé de trois parties principales :</text:p>
      <text:list text:style-name="L2">
        <text:list-item>
          <text:p text:style-name="P4">Le modèle : représente la partie métier de l'application, qui contient les données et la logique de l'application.</text:p>
        </text:list-item>
        <text:list-item>
          <text:p text:style-name="P4"><text:soft-page-break/>La vue : représente la partie présentation de l'application, qui affiche les données au format approprié pour l'utilisateur.</text:p>
        </text:list-item>
        <text:list-item>
          <text:p text:style-name="P3">Le contrôleur : représente la partie contrôle de l'application, qui gère les interactions entre la vue et le modèle.</text:p>
        </text:list-item>
      </text:list>
      <text:p text:style-name="Text_20_body">Chacune de ces parties du pattern MVC est elle-même constituée de différents design patterns. Par exemple, le modèle peut implémenter des design patterns de création tels que le pattern Singleton ou le pattern Factory pour instancier les objets de données, tandis que la vue peut utiliser des design patterns de structure tels que le pattern Composite ou le pattern Decorator pour construire l'interface utilisateur. Le contrôleur, quant à lui, peut utiliser des design patterns de comportement tels que le pattern Observer ou le pattern Command pour gérer les événements utilisateur.</text:p>
      <text:p text:style-name="Text_20_body">En résumé, le Framework MVC utilise différents design patterns pour implémenter son architecture de séparation des préoccupations, ce qui permet une conception modulaire et réutilisable du cod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3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alibri" fo:font-size="13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fo:font-size="16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3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24T10:17:17.637000000</meta:creation-date>
    <dc:date>2023-04-24T10:18:43.646000000</dc:date>
    <meta:editing-duration>PT1M25S</meta:editing-duration>
    <meta:editing-cycles>3</meta:editing-cycles>
    <meta:generator>LibreOffice/7.5.2.2$Windows_X86_64 LibreOffice_project/53bb9681a964705cf672590721dbc85eb4d0c3a2</meta:generator>
    <meta:document-statistic meta:table-count="0" meta:image-count="0" meta:object-count="0" meta:page-count="2" meta:paragraph-count="16" meta:word-count="546" meta:character-count="3572" meta:non-whitespace-character-count="3047"/>
  </office:meta>
</office:document-meta>
</file>